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fo:font-weight="normal" style:font-weight-asian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.5pt" style:font-size-asian="15.5pt" style:font-size-complex="15.5pt"/>
    </style:style>
    <style:style style:name="T4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May 4, 2019 <text:span text:style-name="T1">5.5 miles</text:span></text:p>
      <text:p text:style-name="P9"><text:span text:style-name="T1">On a staionary recumbent bike set at level 12: </text:span>I did a 500 calorie ride in 49:30. <text:s/>Final heart rate 117 bpm, Average heart rate about 108 bpm.</text:p>
      <text:p text:style-name="P7">Warm down: <text:span text:style-name="T2">½ mile jog and walk home uphill. </text:span></text:p>
      <text:p text:style-name="P8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6">Run: <text:span text:style-name="T2">4 miles on hilly roads averaging 9:43/mile</text:span></text:p>
      <text:p text:style-name="P6">Warm down:<text:span text:style-name="T2"> <text:s/>rest 3 minutes and walked and ran 1 mile in about 12:00</text:span></text:p>
      <text:p text:style-name="P5"/>
      <text:p text:style-name="P6"><text:span text:style-name="T2">Sun May 19, 2019 </text:span>5 miles<text:span text:style-name="T2"> <text:s/></text:span></text:p>
      <text:p text:style-name="P5">I did the same workout as yesterday.</text:p>
      <text:p text:style-name="P6">Run: <text:span text:style-name="T2">4 miles on hilly roads averaging 8:59/mile</text:span></text:p>
      <text:p text:style-name="P6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oads and averaged 10:11/mile.</text:p>
      <text:p text:style-name="P1"/>
      <text:p text:style-name="P1">Fri May 31, 2019 <text:span text:style-name="T1">6 miles</text:span> </text:p>
      <text:p text:style-name="P1">I ran 5.5 miles on a course that was more hilly than yesterday. </text:p>
      <text:p text:style-name="P1">Average pace: 9:37/mile </text:p>
      <text:p text:style-name="P1">I rested 3 minutes and jogged ½ mile</text:p>
      <text:p text:style-name="P1"/>
      <text:p text:style-name="P2">In the past week: 30.25 miles</text:p>
      <text:p text:style-name="P2"/>
      <text:p text:style-name="P2"/>
      <text:p text:style-name="P2"/>
      <text:p text:style-name="P1"><text:soft-page-break/>Sat June 1, 2019 <text:span text:style-name="T1">6 miles</text:span> <text:s text:c="2"/><text:span text:style-name="T3"><text:s text:c="2"/></text:span></text:p>
      <text:p text:style-name="P5">I ran 5.5 miles with Jim Fitch on slightly hilly roads. We averaged 10:40/mile.</text:p>
      <text:p text:style-name="P5">After resting a few minutes I jogged ½ mile uphill.</text:p>
      <text:p text:style-name="P5"/>
      <text:p text:style-name="P5">Sun June 2, 2019 <text:span text:style-name="T1">no running</text:span> <text:s/></text:p>
      <text:p text:style-name="P5">I twisted my ankle.</text:p>
      <text:p text:style-name="P5"/>
      <text:p text:style-name="P5">Mon June 3, 2019 <text:span text:style-name="T1">5.5 miles </text:span><text:s/></text:p>
      <text:p text:style-name="P5">In the morning I ran 3 miles slowly on roads. <text:s/></text:p>
      <text:p text:style-name="P5">In the afternoon I ran 2.5 miles slowly on the high school track.</text:p>
      <text:p text:style-name="P5">Each time my ankle felt better as I ran. </text:p>
      <text:p text:style-name="P5"/>
      <text:p text:style-name="P5">Tues June 4, 2019 <text:span text:style-name="T1">4 miles</text:span> <text:s/></text:p>
      <text:p text:style-name="P5">I ran 4 miles on the college outdoor track. <text:s/>My ankle is still stiff and sore but felt better as I ran. <text:s/>Mile splits: 11:39, 10:50, 10:10, 9:46 <text:s/>Average pace: 10:36/mi</text:p>
      <text:p text:style-name="P5"/>
      <text:p text:style-name="P5">Wed June 5, 2019 <text:span text:style-name="T1">8 miles</text:span></text:p>
      <text:p text:style-name="P5">In the morning I ran on the high school track. My ankle is better than yesterday.</text:p>
      <text:p text:style-name="P5">I jogged ¼ mile, ran 3 miles in 28:08, rested 4 minutes and jogged ½ mile.</text:p>
      <text:p text:style-name="P5">Splits for 3 miles: 10:00, 9:21, 8:48 <text:s/>Average pace: 9:23</text:p>
      <text:p text:style-name="P5">In the afternoon I ran on the high school track with our running group.</text:p>
      <text:p text:style-name="P5"><text:span text:style-name="T1">Warmup:</text:span> 2 miles in 10:00 and 10:34 and rested about 4:00</text:p>
      <text:p text:style-name="P5"><text:span text:style-name="T1">Run:</text:span> 1 x 200m and 4 x 600m with a 200m slow jog after each.</text:p>
      <text:p text:style-name="P5">Times: 56s, 2:57, 2:59, 2:58, 2:54</text:p>
      <text:p text:style-name="P5"/>
      <text:p text:style-name="P5">Thur June 6, 2019 <text:span text:style-name="T1">2 miles</text:span> <text:s/></text:p>
      <text:p text:style-name="P5">I ran 2 miles slowly on the high track. <text:s/>I felt tired probably because of the running I did yesterday.</text:p>
      <text:p text:style-name="P5"/>
      <text:p text:style-name="P5">Fri June 7, 2019 <text:span text:style-name="T1">6 miles</text:span> <text:s/></text:p>
      <text:p text:style-name="P5">I ran 5.5 miles on slightly hilly roads with Jim and Sharon. The average pace was 11:38/mile.</text:p>
      <text:p text:style-name="P5"/>
      <text:p text:style-name="P6">In the past week: <text:s/>31.5 miles</text:p>
      <text:p text:style-name="P6"/>
      <text:p text:style-name="P6"/>
      <text:p text:style-name="P6"/>
      <text:p text:style-name="P6"/>
      <text:p text:style-name="P5"><text:soft-page-break/>Sat June 8, 2019 <text:span text:style-name="T1">3.5 miles</text:span> <text:s/></text:p>
      <text:p text:style-name="P5">I ran on the high school track. <text:s/>I ran wide on the curves so each lap was ¼ mile.</text:p>
      <text:p text:style-name="P5"><text:span text:style-name="T1">Warmup:</text:span> 1 mile in 9:45 and rested about 4:00.</text:p>
      <text:p text:style-name="P5"><text:span text:style-name="T1">Run:</text:span> 2 miles in 17:21, <text:s/>Splits: 8:52, 8:29</text:p>
      <text:p text:style-name="P5"><text:span text:style-name="T1">Warm down:</text:span> 3:00 rest and ½ mile in 5:05 </text:p>
      <text:p text:style-name="P5"/>
      <text:p text:style-name="P5">Sun June 9, 2019 <text:span text:style-name="T1">no running <text:s/></text:span></text:p>
      <text:p text:style-name="P5"/>
      <text:p text:style-name="P5">Mon June 10, 2019 <text:span text:style-name="T1">2 miles</text:span> </text:p>
      <text:p text:style-name="P5">I ran 2 miles on the high school track including 1 mile in 10:11, 200m in 58s and 600m in 1:31.</text:p>
      <text:p text:style-name="P5"/>
      <text:p text:style-name="P5">Tues June 11, 2019 <text:span text:style-name="T1">4.5 miles</text:span> </text:p>
      <text:p text:style-name="P5"><text:span text:style-name="T1">Run:</text:span> <text:s/>I ran 4 miles on the high school track, running wide on the turns so each lap was ¼ mile. <text:s/><text:span text:style-name="T1">Mile splits:</text:span> 9:57, 9:46, 9:44, 9:32 </text:p>
      <text:p text:style-name="P5"><text:span text:style-name="T1">Warm down: </text:span>Rest 2 minutes and ½ mile in 5:33</text:p>
      <text:p text:style-name="P5"/>
      <text:p text:style-name="P5">Wed June 12, 2019 <text:span text:style-name="T1">6 miles</text:span></text:p>
      <text:p text:style-name="P5">I ran on the high school track with our running group.</text:p>
      <text:p text:style-name="P5"><text:span text:style-name="T1">Warmup:</text:span> 2 miles in 21 minutes, ¼ mile of drills, </text:p>
      <text:p text:style-name="P5">rested 2 minutes, ½ mile in 4:48, rested 4 minutes</text:p>
      <text:p text:style-name="P5"><text:span text:style-name="T1">Run:</text:span> 200m, 400m, 3 x 600m, 400m, 200m </text:p>
      <text:p text:style-name="P6">Times: <text:span text:style-name="T2">58s, 2:02, 3:03, 3:02, 3:00, 1:59, 54s</text:span></text:p>
      <text:p text:style-name="P5">Each of the 7 runs was followed by a slow 3.5 minute jog after each.</text:p>
      <text:p text:style-name="P5"/>
      <text:p text:style-name="P5">Thur June 13, 2019 <text:span text:style-name="T1">4.5 miles</text:span> </text:p>
      <text:p text:style-name="P6">Warmup: <text:span text:style-name="T2">½ mile down to the Wise Center</text:span></text:p>
      <text:p text:style-name="P6">Run: <text:span text:style-name="T2"><text:s/>3.6 miles on a treadmill averaging 9:36/mile. <text:s/>The last 0.6 miles at 8:28/mi.</text:span></text:p>
      <text:p text:style-name="P6">Warm down:<text:span text:style-name="T2"> <text:s/>0.4 miles in about 4 minutes.</text:span></text:p>
      <text:p text:style-name="P5"/>
      <text:p text:style-name="P6"><text:span text:style-name="T2">Fri June 14, 2019 </text:span>5 miles<text:span text:style-name="T2"> <text:s/></text:span></text:p>
      <text:p text:style-name="P5">I walked and ran 5 miles on the high school track. <text:s/>I walked about 110 yards at the beginning of each ½ mile and averaged 11:57/mile</text:p>
      <text:p text:style-name="P5"/>
      <text:p text:style-name="P2">In the past week: 25.5 miles</text:p>
      <text:p text:style-name="P1"/>
      <text:p text:style-name="P2"/>
      <text:p text:style-name="P1"><text:soft-page-break/>Sat June 15, 2019 <text:span text:style-name="T1">5 miles</text:span> <text:s/></text:p>
      <text:p text:style-name="P1"><text:span text:style-name="T1">Warmup:</text:span> <text:s/>½ mile jog maily uphill.</text:p>
      <text:p text:style-name="P1"><text:span text:style-name="T1">Run: </text:span><text:s/>4 miles on slightly hilly roads averaging 10:58/mile</text:p>
      <text:p text:style-name="P1"><text:span text:style-name="T1">Warm down:</text:span> <text:s/>½ mile jog</text:p>
      <text:p text:style-name="P1"/>
      <text:p text:style-name="P1">Sun June 16, 2019 <text:s/><text:span text:style-name="T1">no running</text:span> <text:s/></text:p>
      <text:p text:style-name="P1"/>
      <text:p text:style-name="P1">Mon June 17, 2019 <text:s/><text:span text:style-name="T1">no running</text:span> </text:p>
      <text:p text:style-name="P1"/>
      <text:p text:style-name="P1">Tues June 18, 2019 <text:s/><text:span text:style-name="T1">3.5 miles</text:span> <text:s text:c="2"/></text:p>
      <text:p text:style-name="P1">I ran on a Wise Center treadmill</text:p>
      <text:p text:style-name="P2">Warmup: <text:s/><text:span text:style-name="T2">1 mile in 10:00 and rest 3 minutes</text:span></text:p>
      <text:p text:style-name="P2">Run:<text:span text:style-name="T2"> <text:s/></text:span><text:s/><text:span text:style-name="T2">2 miles</text:span> <text:s/><text:span text:style-name="T2">Splits: 9:28, 8:25 <text:s text:c="2"/>The last ¼ mile was in 2:00</text:span></text:p>
      <text:p text:style-name="P2">Warm down:<text:span text:style-name="T2"> <text:s/>½ mile in 5:10</text:span></text:p>
      <text:p text:style-name="P1"/>
      <text:p text:style-name="P2"><text:span text:style-name="T2">Wed June 19, 2019 </text:span>2.5 miles<text:span text:style-name="T2"> </text:span></text:p>
      <text:p text:style-name="P1">I ran on the high school track with our running group.</text:p>
      <text:p text:style-name="P2">Warmup:<text:span text:style-name="T2"> 1 mile in about 11 minutes </text:span></text:p>
      <text:p text:style-name="P2">Run:<text:span text:style-name="T2"> 3 x ¼ mile with a ¼ mile jog after each.</text:span></text:p>
      <text:p text:style-name="P1">Times for runs: 1:57, 1:58, 1:47</text:p>
      <text:p text:style-name="P1"/>
      <text:p text:style-name="P1">Thurs June 20, 2019 <text:span text:style-name="T1">4 miles</text:span> <text:s/></text:p>
      <text:p text:style-name="P1">I ran 4 miles on a Wise Center treadmill. Time: 37:03 or 9:16/mile</text:p>
      <text:p text:style-name="P1">Splits: 10:01, 9:30, 8:59, (4:21+4:12) = 8:33</text:p>
      <text:p text:style-name="P1"/>
      <text:p text:style-name="P1">Fri June 21, 2019 <text:span text:style-name="T1">3 miles</text:span> <text:s/></text:p>
      <text:p text:style-name="P1"><text:span text:style-name="T1">Run:</text:span> 2.5 miles on a Wise Center treadmill. </text:p>
      <text:p text:style-name="P1">Splits: 10:00, 9:07, 4:16</text:p>
      <text:p text:style-name="P1"><text:span text:style-name="T1">Warm down:</text:span> ½ mile in abut 5 minutes</text:p>
      <text:p text:style-name="P1"/>
      <text:p text:style-name="P2">In the past week: 18 miles</text:p>
      <text:p text:style-name="P2"/>
      <text:p text:style-name="P2"/>
      <text:p text:style-name="P1"/>
      <text:p text:style-name="P2"/>
      <text:p text:style-name="P2"/>
      <text:p text:style-name="P1"><text:soft-page-break/>Sat June 22, 2019<text:span text:style-name="T1"> no running <text:s/></text:span></text:p>
      <text:p text:style-name="P1">We drove to California MD. </text:p>
      <text:p text:style-name="P1"/>
      <text:p text:style-name="P1">Sun June 23, 2019 <text:span text:style-name="T1">5 miles</text:span> <text:s/></text:p>
      <text:p text:style-name="P1">I ran mainly on slightly hilly Wildewood Parkway in California MD.</text:p>
      <text:p text:style-name="P1"><text:span text:style-name="T1">Warmup:</text:span> <text:s/>0.75 mile jog</text:p>
      <text:p text:style-name="P2">Run: <text:s/><text:span text:style-name="T2">4 miles averaging 10:41/ mile with a fast last ¼ mile</text:span></text:p>
      <text:p text:style-name="P2">Warm down: <text:span text:style-name="T2">0.25 mile jog</text:span></text:p>
      <text:p text:style-name="P1"/>
      <text:p text:style-name="P2"><text:span text:style-name="T2">Mon June 24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/><text:span text:style-name="T2">5 miles averaging 10:10/mile with a fast last mile</text:span></text:p>
      <text:p text:style-name="P2">Warm down:<text:span text:style-name="T2"> 0.25 mile jog</text:span></text:p>
      <text:p text:style-name="P1"/>
      <text:p text:style-name="P2"><text:span text:style-name="T2">Tue June 25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59/mile, the last ½ mile in 4:15</text:span></text:p>
      <text:p text:style-name="P2">Warm down:<text:span text:style-name="T2"> 0.25 mile jog</text:span></text:p>
      <text:p text:style-name="P1"/>
      <text:p text:style-name="P2"><text:span text:style-name="T2">Wed June 26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20/mile, the last ½ mile in 4:12</text:span></text:p>
      <text:p text:style-name="P2">Warm down:<text:span text:style-name="T2"> 0.25 mile jog</text:span></text:p>
      <text:p text:style-name="P1"/>
      <text:p text:style-name="P2">I felt increasingly better over the last 4 days. <text:s/>I am going to rest a little now.</text:p>
      <text:p text:style-name="P2"/>
      <text:p text:style-name="P1">Thur June 27, 2019 <text:span text:style-name="T1">no running</text:span></text:p>
      <text:p text:style-name="P1"/>
      <text:p text:style-name="P1">Fri June 28, 2019 <text:span text:style-name="T1">no running</text:span></text:p>
      <text:p text:style-name="P1">We drove back to Meadville.</text:p>
      <text:p text:style-name="P1"/>
      <text:p text:style-name="P2">In the past week: 21.5 miles</text:p>
      <text:p text:style-name="P1"><text:soft-page-break/>Sat June 29, 2019 <text:span text:style-name="T1">10 miles</text:span></text:p>
      <text:p text:style-name="P1">I ran 5 miles on slightly hilly roads, rested about 8 minutes while drinking </text:p>
      <text:p text:style-name="P1">16 ounces of Gatorade and then ran the same 5 mile course again. </text:p>
      <text:p text:style-name="P1">The first time I averaged 10:51 min/mile and the second time 9:51 min/mile.</text:p>
      <text:p text:style-name="P1">1<text:span text:style-name="T4">st</text:span> time splits: <text:s/>11:56, 10:59, 10:43, 10:28, 10:10</text:p>
      <text:p text:style-name="P1">2<text:span text:style-name="T4">nd</text:span> time splits: 10:18, 10:08, <text:s text:c="2"/>9:52, <text:s text:c="2"/>9:43, <text:s text:c="2"/>9:14</text:p>
      <text:p text:style-name="P1"><text:s/></text:p>
      <text:p text:style-name="P1"/>
      <text:p text:style-name="P1"/>
      <text:p text:style-name="P1"/>
      <text:p text:style-name="P1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06-29T12:00:24.59</dc:date>
    <dc:creator>James  Lombardi</dc:creator>
    <meta:editing-duration>PT4H23M</meta:editing-duration>
    <meta:editing-cycles>27</meta:editing-cycles>
    <meta:generator>OpenOffice/4.1.2$Win32 OpenOffice.org_project/412m3$Build-9782</meta:generator>
    <meta:document-statistic meta:table-count="0" meta:image-count="0" meta:object-count="0" meta:page-count="9" meta:paragraph-count="206" meta:word-count="2202" meta:character-count="10979"/>
  </office:meta>
</office:document-meta>
</file>